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office:value-type="string">
            <text:p>SNF_PRL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PRL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PRL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PRL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PRL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PRL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PRL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PRL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PRL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PRL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PRL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PRL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PRL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PRL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PRL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PRL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PRL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PRL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PRL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PRL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PRL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fields required</text:span></text:p>
            <text:p><text:span text:style-name="T3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PR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PRL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PRL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PRL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PRL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PRL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PRL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PRL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PRL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PRL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PRL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PRL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PRL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PRL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PRL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PRL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PRL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PRL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PRL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PRL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PRL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PRL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PRL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PRL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PRL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PRL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PRL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PRL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PRL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PRL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PRL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PRL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PRL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PRL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PRL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PRL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PRL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PRL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PRL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</text:span><text:span text:style-name="T4">Group/Administration/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PRL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PRL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PRL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PRL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PRL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PRL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PRL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Portal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PRL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PRL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PRL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PRL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PRL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</text:span><text:span text:style-name="T5">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PRL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PRL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PRL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PRL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</text:span><text:span text:style-name="T5">matching with the search </text:span><text:span text:style-name="T5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PRL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PRL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9">
          <table:table-cell office:value-type="string">
            <text:p>SNF_PRL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15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9-16T15:20:49</dc:date>
    <meta:editing-cycles>755</meta:editing-cycles>
    <meta:editing-duration>P11DT7H23M38S</meta:editing-duration>
    <meta:user-defined meta:name="Info 1"/>
    <meta:user-defined meta:name="Info 2"/>
    <meta:user-defined meta:name="Info 3"/>
    <meta:user-defined meta:name="Info 4"/>
    <meta:document-statistic meta:table-count="4" meta:cell-count="1286" meta:object-count="5"/>
  </office:meta>
</office:document-meta>
</file>